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579DACE969C630CF1F.png" manifest:media-type="image/png"/>
  <manifest:file-entry manifest:full-path="Pictures/10000201000005130000016B8B77467C428B09F6.png" manifest:media-type="image/png"/>
  <manifest:file-entry manifest:full-path="Pictures/10000201000002170000017265A685B2B50C98AF.png" manifest:media-type="image/png"/>
  <manifest:file-entry manifest:full-path="Pictures/10000201000002DE000000620AE15614061267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d791" officeooo:paragraph-rsid="0007d791" style:font-weight-asian="bold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73"/></text:span>LAB 07</text:p>
      <text:p text:style-name="P1"/>
      <text:p text:style-name="P1">TASK 01:</text:p>
      <text:p text:style-name="P1"/>
      <text:p text:style-name="P1">zombie code:</text:p>
      <text:p text:style-name="P1"/>
      <text:p text:style-name="P1"><draw:frame draw:style-name="fr1" draw:name="Image1" text:anchor-type="paragraph" svg:width="5.5728in" svg:height="3.8543in" draw:z-index="0"><draw:image xlink:href="Pictures/10000201000002170000017265A685B2B50C98AF.png" xlink:type="simple" xlink:show="embed" xlink:actuate="onLoad" loext:mime-type="image/png"/></draw:frame></text:p>
      <text:p text:style-name="P1">output:</text:p>
      <text:p text:style-name="P1"/>
      <text:p text:style-name="P1"><draw:frame draw:style-name="fr2" draw:name="Image2" text:anchor-type="paragraph" svg:width="6.9252in" svg:height="0.9244in" draw:z-index="1"><draw:image xlink:href="Pictures/10000201000002DE000000620AE156140612674E.png" xlink:type="simple" xlink:show="embed" xlink:actuate="onLoad" loext:mime-type="image/png"/></draw:frame></text:p>
      <text:p text:style-name="P1">TASK 02:</text:p>
      <text:p text:style-name="P1"/>
      <text:p text:style-name="P1">orphan code:</text:p>
      <text:p text:style-name="P1"/>
      <text:p text:style-name="P1"><draw:frame draw:style-name="fr2" draw:name="Image3" text:anchor-type="paragraph" svg:width="6.9252in" svg:height="1.9346in" draw:z-index="2"><draw:image xlink:href="Pictures/10000201000005130000016B8B77467C428B09F6.png" xlink:type="simple" xlink:show="embed" xlink:actuate="onLoad" loext:mime-type="image/png"/></draw:frame></text:p>
      <text:p text:style-name="P1"><text:soft-page-break/>output:</text:p>
      <text:p text:style-name="P1"/>
      <text:p text:style-name="P1"><draw:frame draw:style-name="fr2" draw:name="Image4" text:anchor-type="paragraph" svg:width="6.9252in" svg:height="0.8228in" draw:z-index="3"><draw:image xlink:href="Pictures/10000201000002DC000000579DACE969C630CF1F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0:40:00.981911507</meta:creation-date>
    <dc:date>2019-11-04T11:26:14.842086600</dc:date>
    <meta:editing-duration>PT50M29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7" meta:word-count="12" meta:character-count="133" meta:non-whitespace-character-count="55"/>
  </office:meta>
</office:document-meta>
</file>